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8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paragraph-rsid="0044ab1e" fo:background-color="#ff8000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3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ff0000" loext:opacity="100%" officeooo:paragraph-rsid="0044ab1e"/>
    </style:style>
    <style:style style:name="P26" style:family="paragraph" style:parent-style-name="Text_20_body">
      <style:text-properties fo:font-variant="normal" fo:text-transform="none" fo:color="#b2b2b2" loext:opacity="100%" style:font-name="apple-system" fo:font-size="14pt" fo:letter-spacing="normal" fo:font-style="normal" fo:font-weight="normal" officeooo:paragraph-rsid="0044ab1e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999999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0" style:family="paragraph" style:parent-style-name="Standard">
      <style:text-properties fo:color="#b2b2b2" loext:opacity="100%"/>
    </style:style>
    <style:style style:name="P31" style:family="paragraph" style:parent-style-name="Standard">
      <style:text-properties fo:color="#b2b2b2" loext:opacity="100%" officeooo:rsid="0050ddc2" officeooo:paragraph-rsid="0050ddc2"/>
    </style:style>
    <style:style style:name="P32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paragraph-rsid="0045c039" fo:background-color="#ff8000" style:font-size-asian="16pt" style:font-weight-asian="bold" style:font-size-complex="16pt" style:font-weight-complex="bold"/>
    </style:style>
    <style:style style:name="P33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34" style:family="paragraph" style:parent-style-name="Standard">
      <style:text-properties fo:font-weight="bold" fo:background-color="#f6f9d4" style:font-weight-asian="bold" style:font-weight-complex="bold"/>
    </style:style>
    <style:style style:name="P35" style:family="paragraph" style:parent-style-name="Standard">
      <style:text-properties fo:font-weight="bold" officeooo:paragraph-rsid="0054c22c" fo:background-color="#f6f9d4" style:font-weight-asian="bold" style:font-weight-complex="bold"/>
    </style:style>
    <style:style style:name="P36" style:family="paragraph" style:parent-style-name="Standard">
      <style:text-properties fo:font-weight="bold" officeooo:rsid="0050ddc2" officeooo:paragraph-rsid="0050ddc2" fo:background-color="#f6f9d4" style:font-weight-asian="bold" style:font-weight-complex="bold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>
      <style:text-properties fo:font-weight="bold" officeooo:paragraph-rsid="006bbadc" style:font-weight-asian="bold" style:font-weight-complex="bold"/>
    </style:style>
    <style:style style:name="P39" style:family="paragraph" style:parent-style-name="Standard">
      <style:text-properties officeooo:paragraph-rsid="004ee545"/>
    </style:style>
    <style:style style:name="P40" style:family="paragraph" style:parent-style-name="Standard">
      <style:text-properties officeooo:rsid="0050ddc2" officeooo:paragraph-rsid="0050ddc2"/>
    </style:style>
    <style:style style:name="P4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 style:parent-style-name="Standard">
      <style:text-properties officeooo:paragraph-rsid="0054c22c"/>
    </style:style>
    <style:style style:name="P43" style:family="paragraph" style:parent-style-name="Standard">
      <style:text-properties officeooo:rsid="005c5f34" officeooo:paragraph-rsid="005c5f34"/>
    </style:style>
    <style:style style:name="P44" style:family="paragraph" style:parent-style-name="Standard">
      <style:text-properties officeooo:rsid="005cdcc7" officeooo:paragraph-rsid="005cdcc7"/>
    </style:style>
    <style:style style:name="P45" style:family="paragraph" style:parent-style-name="Standard">
      <style:text-properties officeooo:rsid="005cdcc7" officeooo:paragraph-rsid="00607d18"/>
    </style:style>
    <style:style style:name="P46" style:family="paragraph" style:parent-style-name="Standard">
      <style:text-properties officeooo:rsid="00607d18" officeooo:paragraph-rsid="00607d18"/>
    </style:style>
    <style:style style:name="P47" style:family="paragraph" style:parent-style-name="Standard">
      <style:text-properties fo:color="#00a933" loext:opacity="100%" officeooo:paragraph-rsid="0064da78"/>
    </style:style>
    <style:style style:name="P48" style:family="paragraph" style:parent-style-name="Standard">
      <style:text-properties officeooo:paragraph-rsid="0064592b"/>
    </style:style>
    <style:style style:name="P49" style:family="paragraph" style:parent-style-name="Standard">
      <style:text-properties officeooo:rsid="0064592b" officeooo:paragraph-rsid="0064592b"/>
    </style:style>
    <style:style style:name="P50" style:family="paragraph" style:parent-style-name="Standard">
      <style:text-properties officeooo:paragraph-rsid="0066a32c"/>
    </style:style>
    <style:style style:name="P51" style:family="paragraph" style:parent-style-name="Standard">
      <style:text-properties officeooo:paragraph-rsid="00683a71"/>
    </style:style>
    <style:style style:name="P52" style:family="paragraph" style:parent-style-name="Standard">
      <style:text-properties fo:font-weight="normal" style:font-weight-asian="normal" style:font-weight-complex="normal"/>
    </style:style>
    <style:style style:name="P53" style:family="paragraph" style:parent-style-name="Standard">
      <style:text-properties fo:font-weight="normal" officeooo:paragraph-rsid="0069e5be" style:font-weight-asian="normal" style:font-weight-complex="normal"/>
    </style:style>
    <style:style style:name="P54" style:family="paragraph" style:parent-style-name="Standard">
      <style:text-properties officeooo:paragraph-rsid="006bbadc"/>
    </style:style>
    <style:style style:name="P55" style:family="paragraph" style:parent-style-name="Standard">
      <style:text-properties fo:font-size="14pt" style:font-size-asian="14pt" style:font-size-complex="14pt"/>
    </style:style>
    <style:style style:name="P56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Standard">
      <style:text-properties officeooo:rsid="006ec36a" officeooo:paragraph-rsid="006ec36a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officeooo:rsid="00360d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fo:background-color="#f6f9d4" loext:char-shading-value="0" style:font-weight-asian="bold" style:font-weight-complex="bold"/>
    </style:style>
    <style:style style:name="T14" style:family="text">
      <style:text-properties fo:color="#b2b2b2" loext:opacity="100%"/>
    </style:style>
    <style:style style:name="T15" style:family="text">
      <style:text-properties fo:color="#b2b2b2" loext:opacity="100%" officeooo:rsid="003c98ff"/>
    </style:style>
    <style:style style:name="T16" style:family="text">
      <style:text-properties officeooo:rsid="003c98ff"/>
    </style:style>
    <style:style style:name="T17" style:family="text">
      <style:text-properties officeooo:rsid="0047ab19"/>
    </style:style>
    <style:style style:name="T18" style:family="text">
      <style:text-properties officeooo:rsid="0047f322"/>
    </style:style>
    <style:style style:name="T19" style:family="text">
      <style:text-properties fo:background-color="#f6f9d4" loext:char-shading-value="0"/>
    </style:style>
    <style:style style:name="T20" style:family="text">
      <style:text-properties officeooo:rsid="00492b17"/>
    </style:style>
    <style:style style:name="T21" style:family="text">
      <style:text-properties officeooo:rsid="00498ea6"/>
    </style:style>
    <style:style style:name="T22" style:family="text">
      <style:text-properties officeooo:rsid="004d25e2"/>
    </style:style>
    <style:style style:name="T23" style:family="text">
      <style:text-properties officeooo:rsid="005250e6"/>
    </style:style>
    <style:style style:name="T24" style:family="text">
      <style:text-properties officeooo:rsid="005e83ba"/>
    </style:style>
    <style:style style:name="T25" style:family="text">
      <style:text-properties officeooo:rsid="005eaf39"/>
    </style:style>
    <style:style style:name="T26" style:family="text">
      <style:text-properties officeooo:rsid="00607d18"/>
    </style:style>
    <style:style style:name="T27" style:family="text">
      <style:text-properties officeooo:rsid="0060e13d"/>
    </style:style>
    <style:style style:name="T28" style:family="text">
      <style:text-properties officeooo:rsid="0064da78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68d792"/>
    </style:style>
    <style:style style:name="T3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7">1. <text:s/></text:span>https://github.com/WasmEdge/WasmEdge/issues/3500</text:p>
      <text:p text:style-name="Standard"><text:span text:style-name="T17">2. <text:s/></text:span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Standard"/>
      <text:p text:style-name="Standard"><text:span text:style-name="T17">3. <text:s/></text:span>Настройка работы Frigate на Orange pi 5 используя NPU процессор Rockchip RK3588</text:p>
      <text:p text:style-name="Standard">https://psenyukov.ru/%D0%BD%D0%B0%D1%81%D1%82%D1%80%D0%BE%D0%B9%D0%BA%D0%B0-%D1%80%D0%B0%D0%B1%D0%BE%D1%82%D1%8B-frigate-%D0%BD%D0%B0-orange-pi-5-%D0%B8%D1%81%D0%BF%D0%BE%D0%BB%D1%8C%D0%B7%D1%83%D1%8F-npu-%D0%BF%D1%80/</text:p>
      <text:p text:style-name="Standard"/>
      <text:p text:style-name="Standard"><text:span text:style-name="T17">4. <text:s/></text:span>https://github.com/Qengineering/YoloV5-NPU</text:p>
      <text:p text:style-name="Standard"><text:span text:style-name="T18">5. <text:s/></text:span><text:span text:style-name="T19">https://github.com/Qengineering</text:span></text:p>
      <text:p text:style-name="Standard"><text:span text:style-name="T20">6. <text:s/></text:span><text:span text:style-name="T19">https://qengineering.eu/deep-learning-examples-on-raspberry-32-64-os.html</text:span></text:p>
      <text:p text:style-name="Standard"/>
      <text:p text:style-name="P34">https://github.com/airockchip</text:p>
      <text:p text:style-name="Standard"><text:span text:style-name="T22">7. <text:s/></text:span>https://github.com/airockchip/ultralytics_yolov8</text:p>
      <text:p text:style-name="Standard"/>
      <text:p text:style-name="Standard">https://github.com/airockchip/rknn-llm/tree/main</text:p>
      <text:p text:style-name="Standard">https://github.com/airockchip/rknn-toolkit2</text:p>
      <text:p text:style-name="Standard">https://github.com/conda-forge/miniforge?tab=readme-ov-file#download</text:p>
      <text:p text:style-name="Standard"/>
      <text:p text:style-name="Standard">https://github.com/orgs/rockchip-linux/repositories</text:p>
      <text:p text:style-name="P39">https://github.com/airockchip?tab=repositories</text:p>
      <text:p text:style-name="Standard"><text:a xlink:type="simple" xlink:href="https://habr.com/ru/articles/765862/" text:style-name="Internet_20_link" text:visited-style-name="Visited_20_Internet_20_Link"><text:span text:style-name="T13">https://habr.com/ru/articles/765862/</text:span></text:a><text:span text:style-name="T13"> <text:s text:c="4"/>!!!</text:span></text:p>
      <text:p text:style-name="Standard"/>
      <text:p text:style-name="Standard"/>
      <text:p text:style-name="Standard"/>
      <text:p text:style-name="Standard"/>
      <text:p text:style-name="P33">0. <text:s/>Orange Pi User Manual</text:p>
      <text:p text:style-name="Standard">sudo apt-get install python3 python3-dev python3-pip</text:p>
      <text:p text:style-name="Standard">sudo apt-get update</text:p>
      <text:p text:style-name="Standard">sudo apt-get install libxslt1-dev zlib1g-dev libglib2.0 libsm6 libgl1-mesa-glx libprotobuf-dev gcc</text:p>
      <text:p text:style-name="P30">Then enter the following command to download the 1.5.2 version of RKNN-Toolkit2</text:p>
      <text:p text:style-name="Standard">git clone https://github.com/rockchip-linux/rknn-toolkit2 -b v1.5.2</text:p>
      <text:p text:style-name="P40">либо </text:p>
      <text:p text:style-name="P36">git clone https://github.com/airockchip/rknn-toolkit2/tree/v1.5.2 -b v1.5.2</text:p>
      <text:p text:style-name="P40"/>
      <text:p text:style-name="P31">Then enter the following command to install the dependency package of the</text:p>
      <text:p text:style-name="P31">corresponding version of python3. This command will use the dependencies listed in the <text:span text:style-name="T23">file</text:span></text:p>
      <text:p text:style-name="P40"/>
      <text:p text:style-name="P40">pip3 install -r rknn-toolkit2/doc/requirements_cp310-1.5.2.txt -i https://mirror.baidu.com/pypi/simple</text:p>
      <text:p text:style-name="P34"><text:span text:style-name="T23">sudo </text:span>pip3 install rknn-toolkit2/packages/rknn_toolkit2-1.5.2+b642f30c-cp3<text:span text:style-name="T23">10</text:span>-cp3<text:span text:style-name="T23">10</text:span>-linux_x86_64.whl</text:p>
      <text:p text:style-name="Standard"/>
      <text:p text:style-name="Standard">cd rknn-toolkit2/examples/onnx/yolov5/</text:p>
      <text:p text:style-name="Standard">python3 test.py</text:p>
      <text:p text:style-name="P30">After the test.py script is successfully run, you will see the following print information,</text:p>
      <text:p text:style-name="P30">indicating that the model successfully detected four people and a bus in the bus.jpg</text:p>
      <text:p text:style-name="P30">picture.</text:p>
      <text:p text:style-name="Standard"/>
      <text:p text:style-name="P56">Using the NPU running model of the development board on Ubuntu PC</text:p>
      <text:p text:style-name="P41"/>
      <text:p text:style-name="P28">RKNN-Toolkit2 provides users with a Python interface for using the NPU</text:p>
      <text:p text:style-name="P28">of the development board for inference through adb. It allows users to use t</text:p>
      <text:p text:style-name="P28">he NPU of the development board on the Ubuntu PC to run the model for i</text:p>
      <text:p text:style-name="P28">nference.</text:p>
      <text:p text:style-name="P28"><text:soft-page-break/>In this way, the Ubuntu PC side can use the machine learning library pr</text:p>
      <text:p text:style-name="P28">ovided by Python to optimize and adjust the model based on the actual effect</text:p>
      <text:p text:style-name="P28">when the model is run on the NPU of the development board.</text:p>
      <text:p text:style-name="Standard"/>
      <text:p text:style-name="P42">librknnrt.so is a board-side runtime library. rknn_server is a background proxy service running on the development board. </text:p>
      <text:p text:style-name="P42">It is used to receive the protocol transmitted from the PC through USB, then execute the corresponding interface in the board-side runtime library, </text:p>
      <text:p text:style-name="P42">and return the results to the PC.</text:p>
      <text:p text:style-name="P42"/>
      <text:p text:style-name="P35">git clone https://github.com/rockchip-linux/rknpu2 -b v1.5.2</text:p>
      <text:p text:style-name="Standard"/>
      <text:p text:style-name="Standard">adb push rknpu2/runtime/RK3588/Linux/rknn_server/aarch64/usr/bin/* /usr/bin</text:p>
      <text:p text:style-name="P43">или <text:s/>mc <text:s/>ssh</text:p>
      <text:p text:style-name="P43">ssh user@192.168.1.xx</text:p>
      <text:p text:style-name="P44">(3 файла скопировать на Orange)</text:p>
      <text:p text:style-name="Standard">adb push rknpu2/runtime/RK3588/Linux/librknn_api/aarch64/librknnrt.so /usr/lib</text:p>
      <text:p text:style-name="P45">(<text:span text:style-name="T26">1 </text:span>файл скопировать на Orange)</text:p>
      <text:p text:style-name="Standard"/>
      <text:p text:style-name="P46">На OrangePi5:</text:p>
      <text:p text:style-name="Standard"><text:span text:style-name="T24">r</text:span>oot@orangepi5:/# restart_rknn.sh</text:p>
      <text:p text:style-name="Standard">root@orangepi5:/# pgrep rknn_server <text:s text:c="3"/><text:span text:style-name="T25">(проверка)</text:span></text:p>
      <text:p text:style-name="Standard"/>
      <text:p text:style-name="P37">cd rknn-toolkit2/examples/onnx/yolov5/</text:p>
      <text:p text:style-name="Standard">Use editor to modify the test.py file</text:p>
      <text:p text:style-name="Standard"><text:span text:style-name="T27">nano</text:span> test.py</text:p>
      <text:p text:style-name="Standard"/>
      <text:p text:style-name="Standard">In the test.py file, we need to modify the following content:</text:p>
      <text:p text:style-name="P48">a. </text:p>
      <text:p text:style-name="P48">In the preprocessing configuration, change the target platform to rk3588, so that after model conversion, you will get an </text:p>
      <text:p text:style-name="P48">RKNN model suitable for the NPU of the RK3588S development board.</text:p>
      <text:p text:style-name="Standard"/>
      <text:p text:style-name="Standard">b.</text:p>
      <text:p text:style-name="P48">In the initialization running environment, add a description of the target platform and device ID. The target platform is </text:p>
      <text:p text:style-name="P48">rk3588, and the device ID is the device ID of the development board obtained through adb. The operation of running the</text:p>
      <text:p text:style-name="Standard">model for inference will be on the RK3588S development board. Performed on NPU</text:p>
      <text:p text:style-name="P49"/>
      <text:p text:style-name="P49">Пока не работает adb (на Orange нет adbd)</text:p>
      <text:p text:style-name="P47">rknn.config(mean_values=[[0, 0, 0]], std_values=[[255, 255, 255]], target_platform='rk3588' , <text:span text:style-name="T28">device_id=’xxxxxxxxxxxxxxxx’</text:span>)</text:p>
      <text:p text:style-name="Standard"/>
      <text:p text:style-name="P55"><text:span text:style-name="T29">Call the C interface to deploy the RKNN model and run it on the development board</text:span></text:p>
      <text:p text:style-name="P50">RKNPU2 provides a C programming interface for chip platforms with Rockchip NPU, which can help users deploy </text:p>
      <text:p text:style-name="P50">RKNN models exported using RKNN-Toolkit2 and accelerate the implementation of AI applications. In the example folder </text:p>
      <text:p text:style-name="P50">of RKNPU2, examples of deploying RKNN models with different functions to the development board <text:s/>are provided. </text:p>
      <text:p text:style-name="P50">We take deploying the RKNN model with yolov5 function to the RK3588 Debian 11 platform as an example to illustrate.</text:p>
      <text:p text:style-name="P41">Download cross-compilation tools</text:p>
      <text:p text:style-name="P51">Since the development board runs a Linux system, it needs to be compiled using the gcc cross compiler. </text:p>
      <text:p text:style-name="P51">It is recommended to use gcc-9.3.0-x86_64_arrch64-linux-gnu this version of gcc</text:p>
      <text:p text:style-name="Standard">Enter the following command to download this version of gcc. </text:p>
      <text:p text:style-name="P37">git clone https://github.com/airockchip/gcc-buildroot-9.3.0-2020.03-x86_64_aarch64-rockchip-linux-gnu</text:p>
      <text:p text:style-name="Standard"/>
      <text:p text:style-name="Standard">Modify the compilation tool path in the script</text:p>
      <text:p text:style-name="Standard">1) Switch to the rknpu2/examples/rknn_yolov5_demo directory</text:p>
      <text:p text:style-name="P37">cd ~/rknpu2/examples/rknn_yolov5_demo</text:p>
      <text:p text:style-name="Standard"><text:soft-page-break/>2) Use editor to modify the content in the build-linux_RK3588.sh file</text:p>
      <text:p text:style-name="P37"><text:span text:style-name="T30">nano</text:span> build-linux_RK3588.sh</text:p>
      <text:p text:style-name="P37"/>
      <text:p text:style-name="P52">3) In the build-linux_RK3588.sh file, we need to change the value of the variable TOOL_CHAIN to the path of the</text:p>
      <text:p text:style-name="P52">gcc-buildroot-9.3.0-2020.03-x86_64_aarch64-rockchip-linux-gnu folder. In this way,</text:p>
      <text:p text:style-name="P52">when running the build-android_RK3588.sh script, the cross-compilation tool in the</text:p>
      <text:p text:style-name="P52">gcc-buildroot-9.3.0-2020.03-x86_64_aarch64-rockchip-linux-gnu folder will be used for compilation</text:p>
      <text:p text:style-name="P37">export TOOL_CHAIN=~/gcc-buildroot-9.3.0-2020.03-x86_64_aarch64-rockchip-linux-gnu</text:p>
      <text:p text:style-name="P37"/>
      <text:p text:style-name="P37">Compile rknn_yolov5_demo </text:p>
      <text:p text:style-name="P53">1) Run build-linux_RK3588.sh. This script generates a program through cross-compilation that is suitable for the</text:p>
      <text:p text:style-name="P53">RK3588 development board and can run the RKNN model on it for inference.</text:p>
      <text:p text:style-name="P37">./build-linux_RK3588.sh</text:p>
      <text:p text:style-name="P37"/>
      <text:p text:style-name="P54">2) After running build-linux_RK3588.sh, there will be an additional folder named install in the current directory.</text:p>
      <text:p text:style-name="P54">The rknn_yoov5_demo_Linux folder under this folder contains the program generated by cross-compilation and its related files.</text:p>
      <text:p text:style-name="P54">ls </text:p>
      <text:p text:style-name="P54">install/rknn_yolov5_demo_Linux</text:p>
      <text:p text:style-name="P54"/>
      <text:p text:style-name="P38">Deploy rknn_yolov5_demo to the development board</text:p>
      <text:p text:style-name="P54"/>
      <text:p text:style-name="P57">Скопировать папку <text:span text:style-name="T12">install/rknn_yolov5_demo_Linux <text:s/></text:span><text:span text:style-name="T31">на Orange </text:span><text:span text:style-name="T12">/data/rknn_yolov5_demo_Linux</text:span></text:p>
      <text:p text:style-name="Standard"/>
      <text:p text:style-name="Standard"/>
      <text:p text:style-name="Standard"/>
      <text:p text:style-name="Standard"/>
      <text:p text:style-name="P21"><text:span text:style-name="T21">1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27">A Orange Pi 5 Plus with 0.9.6+ NPU driver.</text:p>
      <text:p text:style-name="P19">sudo cat /sys/kernel/debug/rknpu/version <text:s text:c="2"/></text:p>
      <text:p text:style-name="P22">RKNPU driver: v0.9.2</text:p>
      <text:p text:style-name="P26">A x86-64 machine to run the Rockchip toolchain and cross compile the executor to ARM.</text:p>
      <text:p text:style-name="P20">Install Rockchip toolchain – rknn-llm</text:p>
      <text:p text:style-name="P19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2">## Run on x86-64 machine</text:p>
      <text:p text:style-name="P19">git clone <text:a xlink:type="simple" xlink:href="https://github.com/airockchip/rknn-llm.git" text:style-name="Internet_20_link" text:visited-style-name="Visited_20_Internet_20_Link">https://github.com/airockchip/rknn-llm.git</text:a></text:p>
      <text:p text:style-name="P22">## install Miniforge3</text:p>
      <text:p text:style-name="P18"><text:span text:style-name="Source_20_Text"><text:span text:style-name="T9">wget "https://github.com/conda-forge/miniforge/releases/latest/download/Miniforge3-$(uname)-$(uname -m).sh"</text:span></text:span></text:p>
      <text:p text:style-name="P5"><text:span text:style-name="Source_20_Text"><text:span text:style-name="T10">bash Miniforge3-$(uname)-$(uname -m).sh</text:span></text:span></text:p>
      <text:p text:style-name="P19"><text:span text:style-name="T14">## Setup python 3.</text:span><text:span text:style-name="T15">10</text:span></text:p>
      <text:p text:style-name="P19">source ~/miniforge3/bin/activate</text:p>
      <text:p text:style-name="P19">conda create -n RKLLM-Toolkit python=3.<text:span text:style-name="T16">10</text:span></text:p>
      <text:p text:style-name="P19">conda activate RKLLM-Toolkit</text:p>
      <text:p text:style-name="P22">## install tool</text:p>
      <text:p text:style-name="P19">pip3 install ./rknn-llm/rkllm-toolkit/packages/rkllm_toolkit-1.0.1-cp38-cp38-linux_x86_64.whl </text:p>
      <text:p text:style-name="P23">Ошибка</text:p>
      <text:p text:style-name="Standard"><text:soft-page-break/></text:p>
      <text:p text:style-name="Standard"/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ultralytics</text:p>
      <text:p text:style-name="Standard"/>
      <text:p text:style-name="P10">RKNPU2 is only supported for Linux Kernel version 5.10. It will not work for version 6</text:p>
      <text:p text:style-name="P7"/>
      <text:p text:style-name="P13">NPU <text:s/></text:p>
      <text:p text:style-name="P14">sudo watch -n 1 cat /sys/kernel/debug/rknpu/load</text:p>
      <text:p text:style-name="P7"/>
      <text:p text:style-name="P14">sudo cat /sys/kernel/debug/rknpu/version</text:p>
      <text:p text:style-name="P7"/>
      <text:p text:style-name="P7"/>
      <text:p text:style-name="P15">Installation via <text:span text:style-name="T11">Docker</text:span></text:p>
      <text:p text:style-name="P17"># Create docker group</text:p>
      <text:p text:style-name="P10">sudo groupadd docker</text:p>
      <text:p text:style-name="P17"># Add the current user to the docker group</text:p>
      <text:p text:style-name="P10">sudo usermod -aG docker $USER</text:p>
      <text:p text:style-name="P17"># Update and activate the docker group</text:p>
      <text:p text:style-name="P10">newgrp docker</text:p>
      <text:p text:style-name="P10">sudo apt <text:s/>install docker.io</text:p>
      <text:p text:style-name="P17"># Verify that sudo is not needed to execute docker commands</text:p>
      <text:p text:style-name="P10">docker run hello-world</text:p>
      <text:p text:style-name="P7"/>
      <text:p text:style-name="P11">cd /home/user/rknn-toolkit2/rknn-toolkit2/docker/docker_file/ubuntu_20_04_cp38</text:p>
      <text:p text:style-name="P11">docker build -f Dockerfile_ubuntu_20_04_for_cp38 -t rknn-toolkit2:x.x.x-cpxx .</text:p>
      <text:p text:style-name="P16">Errors </text:p>
      <text:p text:style-name="P7"/>
      <text:p text:style-name="P7"/>
      <text:p text:style-name="P7"/>
      <text:p text:style-name="P14">Installation via Pip</text:p>
      <text:p text:style-name="P14"/>
      <text:p text:style-name="P14">Install Python Environment</text:p>
      <text:p text:style-name="P7">sudo apt-get update</text:p>
      <text:p text:style-name="P7">sudo apt-get install python3 python3-dev python3-pip</text:p>
      <text:p text:style-name="P7">sudo apt-get install libxslt1-dev zlib1g zlib1g-dev libglib2.0-0 libsm6 libgl1-mesa-glx libprotobuf-dev gcc</text:p>
      <text:p text:style-name="P7"/>
      <text:p text:style-name="P14">Install Conda Tool</text:p>
      <text:p text:style-name="P12">wget -c https://mirrors.bfsu.edu.cn/anaconda/miniconda/Miniconda3-latest-Linux-x86_64.sh</text:p>
      <text:p text:style-name="P7">chmod 777 Miniconda3-latest-Linux-x86_64.sh</text:p>
      <text:p text:style-name="P7">bash Miniconda3-latest-Linux-x86_64.sh</text:p>
      <text:p text:style-name="P7"><text:soft-page-break/>conda -V</text:p>
      <text:p text:style-name="P7"/>
      <text:p text:style-name="P7"/>
      <text:p text:style-name="P6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7"/>
      <text:p text:style-name="P6"><text:span text:style-name="Source_20_Text"><text:span text:style-name="T1">dmesg | grep -i rknpu</text:span></text:span></text:p>
      <text:p text:style-name="P7"/>
      <text:p text:style-name="P7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7"><text:span text:style-name="Source_20_Text"><text:span text:style-name="T2">sudo cp librknnrt.so <text:s/>/usr/lib</text:span></text:span></text:p>
      <text:p text:style-name="P7"/>
      <text:p text:style-name="P6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6"><text:span text:style-name="Source_20_Text"><text:span text:style-name="T1">sudo cp rknn_server /usr/bin</text:span></text:span></text:p>
      <text:p text:style-name="P8"><text:span text:style-name="Source_20_Text"><text:span text:style-name="T1">sudo cp start_rknn.sh /usr/bin</text:span></text:span></text:p>
      <text:p text:style-name="P8"><text:span text:style-name="Source_20_Text"><text:span text:style-name="T1">sudo cp restart_rknn.sh /usr/bin</text:span></text:span></text:p>
      <text:p text:style-name="P8"><text:span text:style-name="Source_20_Text"><text:span text:style-name="T1"/></text:span></text:p>
      <text:p text:style-name="P9"><text:span text:style-name="Source_20_Text"><text:span text:style-name="T2">Next, install the rknn_toolbox2_lite package and api</text:span></text:span></text:p>
      <text:p text:style-name="P1"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8">pip install rknn_toolkit_lite2-1.6.0-cp310-cp310-linux_aarch64.whl</text:span></text:span></text:p>
      <text:p text:style-name="P8"><text:span text:style-name="Source_20_Text"><text:span text:style-name="T1"/></text:span></text:p>
      <text:p text:style-name="Standard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09T18:04:15.108337152</dc:date>
    <meta:editing-duration>PT8H22M54S</meta:editing-duration>
    <meta:editing-cycles>60</meta:editing-cycles>
    <meta:generator>LibreOffice/7.3.7.2$Linux_X86_64 LibreOffice_project/30$Build-2</meta:generator>
    <meta:document-statistic meta:table-count="0" meta:image-count="0" meta:object-count="0" meta:page-count="5" meta:paragraph-count="156" meta:word-count="985" meta:character-count="8682" meta:non-whitespace-character-count="7810"/>
  </office:meta>
</office:document-meta>
</file>